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fo:language="en" fo:country="US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justify" style:justify-single-word="false"/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4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5" style:family="text">
      <style:text-properties fo:language="en" fo:country="none" fo:font-style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Технологии работы с <text:span text:style-name="T1">XML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Технологии работы с XML<text:tab/>1</text:p>
          <text:p text:style-name="P6">Место XML во вселенной<text:tab/>1</text:p>
          <text:p text:style-name="P6">Простой разбор XML документов<text:tab/>2</text:p>
          <text:p text:style-name="P7">Document Object Model (DOM)<text:tab/>2</text:p>
          <text:p text:style-name="P7">Simple API for XML (SAX2)<text:tab/>2</text:p>
          <text:p text:style-name="P7">Streaming API for XML (StAX)<text:tab/>2</text:p>
          <text:p text:style-name="P7">Object-XML Mapping (JAXB) <text:tab/>2</text:p>
          <text:p text:style-name="P6">Извлечение данных из XML документов<text:tab/>2</text:p>
          <text:p text:style-name="P7">XPath <text:tab/>2</text:p>
          <text:p text:style-name="P7">XPointer<text:tab/>2</text:p>
          <text:p text:style-name="P7">XQuery<text:tab/>2</text:p>
          <text:p text:style-name="P6">Валидация XML документов<text:tab/>2</text:p>
          <text:p text:style-name="P7">Document Type Definition (DTD)<text:tab/>2</text:p>
          <text:p text:style-name="P7">XML Schema<text:tab/>2</text:p>
          <text:p text:style-name="P6">Преобразование XML документов <text:tab/>2</text:p>
          <text:p text:style-name="P7">Extensible Stylesheet Language (XSL)<text:tab/>2</text:p>
        </text:index-body>
      </text:table-of-content>
      <text:h text:style-name="P2" text:outline-level="2">Место <text:span text:style-name="T1">XML </text:span>во вселенной</text:h>
      <text:p text:style-name="P9">XML – <text:span text:style-name="T2">это сокращение от </text:span>eXtensible Markup Language. <text:span text:style-name="T2">Собственно, расширяемый язык разметки. </text:span>XML <text:span text:style-name="T2">очень похож на </text:span>HTML <text:span text:style-name="T2">за некоторыми исключениями.</text:span></text:p>
      <text:list xml:id="list41551720" text:style-name="L1">
        <text:list-item>
          <text:p text:style-name="P10"><text:span text:style-name="T3">Сам по себе </text:span><text:span text:style-name="T4">XML </text:span><text:span text:style-name="T3">намного проще, т. к. стандарт не включает в себя список тегов и их описаний. Вместо этого он позволяет разработчикам самим интерпретировать используемые теги в своих прикладных целях.</text:span></text:p>
        </text:list-item>
        <text:list-item>
          <text:p text:style-name="P10"><text:span text:style-name="T3">Теги в </text:span><text:span text:style-name="T4">XML </text:span><text:span text:style-name="T3">всегда закрываются. Это снимает массу проблем при интерпретации </text:span><text:span text:style-name="T4">XML-</text:span><text:span text:style-name="T3">документа в отличие от </text:span><text:span text:style-name="T4">HTML.</text:span></text:p>
        </text:list-item>
        <text:list-item>
          <text:p text:style-name="P10"><text:span text:style-name="T3">Вокруг </text:span><text:span text:style-name="T4">XML </text:span><text:span text:style-name="T3">существует набор сопутствующих стандартов, таких как </text:span><text:span text:style-name="T4">Xpath </text:span><text:span text:style-name="T3">и </text:span><text:span text:style-name="T4">XML Schema, XSL, </text:span><text:span text:style-name="T3">которые определяют универсальные способы извлечения данных из </text:span><text:span text:style-name="T4">XML </text:span><text:span text:style-name="T3">документа (</text:span><text:span text:style-name="T4">Xpath</text:span><text:span text:style-name="T3">), способ задания ограничений на структуру документа </text:span><text:span text:style-name="T4">XML Schema, </text:span><text:span text:style-name="T3">и способ трансформации документов определённой структуры в другие документы, такие как </text:span><text:span text:style-name="T4">HTML. </text:span></text:p>
        </text:list-item>
      </text:list>
      <text:p text:style-name="P9"><text:span text:style-name="T2"/></text:p>
      <text:p text:style-name="P9"><text:span text:style-name="T2">По причине независимости </text:span>XML <text:span text:style-name="T2">от предметной области и наличия мощных инструментов обработки </text:span>XML <text:span text:style-name="T2">документов в настоящее время </text:span>XML <text:span text:style-name="T2">используется крайне широко. Большинство форматов и протоколов обмена данными между программными системами сегодня построены на </text:span>XML. <text:span text:style-name="T2">Очень многие программные системы конфигурируются одним или несколькими </text:span>XML-<text:span text:style-name="T2">файлами, либо используют </text:span>XML <text:span text:style-name="T2">в качестве внутреннего формата хранения данных.</text:span></text:p>
      <text:p text:style-name="P8"/>
      <text:p text:style-name="P8">В данном документе мы коснёмся основных технологий и стандартов работы с <text:span text:style-name="T1">XML.</text:span></text:p>
      <text:p text:style-name="P8"><text:span text:style-name="T1"/></text:p>
      <text:h text:style-name="Heading_20_2" text:outline-level="2"><text:soft-page-break/><text:span text:style-name="T2">Простой р</text:span>азбор <text:span text:style-name="T1">XML </text:span>документов</text:h>
      <text:h text:style-name="P3" text:outline-level="3">Document Object Model (DOM)</text:h>
      <text:h text:style-name="P3" text:outline-level="3"><text:span text:style-name="T5">Simple API for XM</text:span>L (SAX2)</text:h>
      <text:h text:style-name="P3" text:outline-level="3">Streaming API for XML (StAX)</text:h>
      <text:h text:style-name="P4" text:outline-level="3">Object-XML Mapping (JAXB) </text:h>
      <text:h text:style-name="Heading_20_2" text:outline-level="2">Извлечение данных из <text:span text:style-name="T1">XML </text:span>документов</text:h>
      <text:h text:style-name="P3" text:outline-level="3">XPath </text:h>
      <text:h text:style-name="P3" text:outline-level="3">XPointer</text:h>
      <text:h text:style-name="P4" text:outline-level="3">XQuery</text:h>
      <text:h text:style-name="Heading_20_2" text:outline-level="2"><text:span text:style-name="T2">Валидация</text:span> <text:span text:style-name="T1">XML </text:span>документов</text:h>
      <text:h text:style-name="P3" text:outline-level="3"><text:span text:style-name="T1">Document Type Definition (</text:span>DTD<text:span text:style-name="T1">)</text:span></text:h>
      <text:h text:style-name="P3" text:outline-level="3">XML Schema</text:h>
      <text:h text:style-name="Heading_20_2" text:outline-level="2">Преобразование <text:span text:style-name="T1">XML </text:span>документов </text:h>
      <text:h text:style-name="P3" text:outline-level="3">Extensible Stylesheet Language (XSL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3T22:06:48.54</dc:date>
    <meta:editing-duration>PT26H08M32S</meta:editing-duration>
    <meta:editing-cycles>803</meta:editing-cycles>
    <meta:generator>OpenOffice.org/3.2$Win32 OpenOffice.org_project/320m12$Build-9483</meta:generator>
    <meta:document-statistic meta:table-count="0" meta:image-count="0" meta:object-count="0" meta:page-count="2" meta:paragraph-count="39" meta:word-count="300" meta:character-count="2043"/>
    <meta:user-defined meta:name="Поле 1"/>
    <meta:user-defined meta:name="Поле 2"/>
    <meta:user-defined meta:name="Поле 3"/>
    <meta:user-defined meta:name="Поле 4"/>
  </office:meta>
</office:document-meta>
</file>